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="solid" draw:fill-color="#1f1f1f"/>
      <style:paragraph-properties fo:line-height="135%" fo:background-color="#1f1f1f"/>
    </style:style>
    <style:style style:name="P2" style:family="paragraph" style:parent-style-name="Standard">
      <loext:graphic-properties draw:fill="solid" draw:fill-color="#1f1f1f"/>
      <style:paragraph-properties fo:line-height="135%" fo:background-color="#1f1f1f"/>
      <style:text-properties fo:color="#cccccc" loext:opacity="100%" style:font-name="Courier New" fo:font-size="10.5pt" style:font-name-asian="Courier New1" style:font-size-asian="10.5pt" style:font-name-complex="Courier New1" style:font-size-complex="10.5pt"/>
    </style:style>
    <style:style style:name="P3" style:family="paragraph" style:parent-style-name="Standard" style:master-page-name="Standard">
      <style:paragraph-properties style:page-number="1"/>
    </style:style>
    <style:style style:name="P4" style:family="paragraph" style:parent-style-name="Standard">
      <loext:graphic-properties draw:fill="solid" draw:fill-color="#1f1f1f"/>
      <style:paragraph-properties fo:line-height="135%" fo:background-color="#1f1f1f"/>
      <style:text-properties fo:color="#cccccc" loext:opacity="100%" style:font-name="Courier New" fo:font-size="10.5pt" style:font-name-asian="Courier New1" style:font-size-asian="10.5pt" style:font-name-complex="Courier New1" style:font-size-complex="10.5pt"/>
    </style:style>
    <style:style style:name="P5" style:family="paragraph" style:parent-style-name="Standard" style:list-style-name="L2">
      <style:text-properties fo:font-weight="bold" officeooo:rsid="00192d69" officeooo:paragraph-rsid="00192d69" style:font-weight-asian="bold" style:font-weight-complex="bold"/>
    </style:style>
    <style:style style:name="P6" style:family="paragraph" style:parent-style-name="Standard">
      <style:text-properties fo:font-weight="bold" officeooo:rsid="00192d69" officeooo:paragraph-rsid="00192d69" style:font-weight-asian="bold" style:font-weight-complex="bold"/>
    </style:style>
    <style:style style:name="P7" style:family="paragraph" style:parent-style-name="Standard">
      <style:text-properties fo:font-weight="normal" officeooo:rsid="00192d69" officeooo:paragraph-rsid="00192d69" style:font-weight-asian="normal" style:font-weight-complex="normal"/>
    </style:style>
    <style:style style:name="P8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fo:background-color="#282a36"/>
    </style:style>
    <style:style style:name="P9" style:family="paragraph" style:parent-style-name="Standard">
      <style:text-properties fo:color="#f8f8f2" loext:opacity="100%" style:font-name="Droid Sans Mono" fo:font-size="10.5pt" fo:font-weight="normal" officeooo:rsid="00192d69" officeooo:paragraph-rsid="00192d69" fo:background-color="#282a36" style:font-weight-asian="normal" style:font-weight-complex="normal"/>
    </style:style>
    <style:style style:name="P10" style:family="paragraph" style:parent-style-name="Standard">
      <style:paragraph-properties fo:margin-top="0cm" fo:margin-bottom="0.499cm" style:contextual-spacing="false" style:line-height-at-least="0.503cm"/>
    </style:style>
    <style:style style:name="T1" style:family="text">
      <style:text-properties fo:color="#c586c0" loext:opacity="100%" style:font-name="Courier New" fo:font-size="10.5pt" style:font-name-asian="Courier New1" style:font-size-asian="10.5pt" style:font-name-complex="Courier New1" style:font-size-complex="10.5pt"/>
    </style:style>
    <style:style style:name="T2" style:family="text">
      <style:text-properties fo:color="#cccccc" loext:opacity="100%" style:font-name="Courier New" fo:font-size="10.5pt" style:font-name-asian="Courier New1" style:font-size-asian="10.5pt" style:font-name-complex="Courier New1" style:font-size-complex="10.5pt"/>
    </style:style>
    <style:style style:name="T3" style:family="text">
      <style:text-properties fo:color="#9cdcfe" loext:opacity="100%" style:font-name="Courier New" fo:font-size="10.5pt" style:font-name-asian="Courier New1" style:font-size-asian="10.5pt" style:font-name-complex="Courier New1" style:font-size-complex="10.5pt"/>
    </style:style>
    <style:style style:name="T4" style:family="text">
      <style:text-properties fo:color="#ce9178" loext:opacity="100%" style:font-name="Courier New" fo:font-size="10.5pt" style:font-name-asian="Courier New1" style:font-size-asian="10.5pt" style:font-name-complex="Courier New1" style:font-size-complex="10.5pt"/>
    </style:style>
    <style:style style:name="T5" style:family="text">
      <style:text-properties fo:color="#4ec9b0" loext:opacity="100%" style:font-name="Courier New" fo:font-size="10.5pt" style:font-name-asian="Courier New1" style:font-size-asian="10.5pt" style:font-name-complex="Courier New1" style:font-size-complex="10.5pt"/>
    </style:style>
    <style:style style:name="T6" style:family="text">
      <style:text-properties fo:color="#569cd6" loext:opacity="100%" style:font-name="Courier New" fo:font-size="10.5pt" style:font-name-asian="Courier New1" style:font-size-asian="10.5pt" style:font-name-complex="Courier New1" style:font-size-complex="10.5pt"/>
    </style:style>
    <style:style style:name="T7" style:family="text">
      <style:text-properties fo:color="#d4d4d4" loext:opacity="100%" style:font-name="Courier New" fo:font-size="10.5pt" style:font-name-asian="Courier New1" style:font-size-asian="10.5pt" style:font-name-complex="Courier New1" style:font-size-complex="10.5pt"/>
    </style:style>
    <style:style style:name="T8" style:family="text">
      <style:text-properties fo:color="#dcdcaa" loext:opacity="100%" style:font-name="Courier New" fo:font-size="10.5pt" style:font-name-asian="Courier New1" style:font-size-asian="10.5pt" style:font-name-complex="Courier New1" style:font-size-complex="10.5pt"/>
    </style:style>
    <style:style style:name="T9" style:family="text">
      <style:text-properties fo:color="#4fc1ff" loext:opacity="100%" style:font-name="Courier New" fo:font-size="10.5pt" style:font-name-asian="Courier New1" style:font-size-asian="10.5pt" style:font-name-complex="Courier New1" style:font-size-complex="10.5pt"/>
    </style:style>
    <style:style style:name="T10" style:family="text">
      <style:text-properties fo:color="#6a9955" loext:opacity="100%" style:font-name="Courier New" fo:font-size="10.5pt" style:font-name-asian="Courier New1" style:font-size-asian="10.5pt" style:font-name-complex="Courier New1" style:font-size-complex="10.5pt"/>
    </style:style>
    <style:style style:name="T11" style:family="text">
      <style:text-properties fo:color="#ff79c6" loext:opacity="100%"/>
    </style:style>
    <style:style style:name="T12" style:family="text">
      <style:text-properties fo:color="#50fa7b" loext:opacity="100%" fo:font-style="italic"/>
    </style:style>
    <style:style style:name="T13" style:family="text">
      <style:text-properties fo:color="#e9f284" loext:opacity="100%"/>
    </style:style>
    <style:style style:name="T14" style:family="text">
      <style:text-properties fo:color="#f1fa8c" loext:opacity="100%"/>
    </style:style>
    <style:style style:name="T15" style:family="text">
      <style:text-properties fo:color="#bd93f9" loext:opacity="100%"/>
    </style:style>
    <style:style style:name="T16" style:family="text">
      <style:text-properties fo:color="#8be9fd" loext:opacity="100%"/>
    </style:style>
    <style:style style:name="T17" style:family="text">
      <style:text-properties fo:color="#8be9fd" loext:opacity="100%" fo:font-style="italic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ara fazer a comunicação do front com o back, execute o seguinte comando para criar um data services:</text:p>
      <text:p text:style-name="Standard"/>
      <text:p text:style-name="Standard">ng generate service data</text:p>
      <text:p text:style-name="Standard"/>
      <text:p text:style-name="Standard">Feito isso, utilizamos protocolo HTTP para fazer requisições do front para o back.</text:p>
      <text:p text:style-name="Standard"/>
      <text:p text:style-name="Standard">No data services escreva o seguinte codigo:</text:p>
      <text:p text:style-name="Standard"/>
      <text:p text:style-name="P1"><text:span text:style-name="T1">import</text:span><text:span text:style-name="T2"> { </text:span><text:span text:style-name="T3">Injectable</text:span><text:span text:style-name="T2"> } </text:span><text:span text:style-name="T1">from</text:span><text:span text:style-name="T2"> </text:span><text:span text:style-name="T4">'@angular/core'</text:span><text:span text:style-name="T2">;</text:span></text:p>
      <text:p text:style-name="P1"><text:span text:style-name="T1">import</text:span><text:span text:style-name="T2"> { </text:span><text:span text:style-name="T3">HttpClient</text:span><text:span text:style-name="T2"> } </text:span><text:span text:style-name="T1">from</text:span><text:span text:style-name="T2"> </text:span><text:span text:style-name="T4">'@angular/common/http'</text:span><text:span text:style-name="T2">;</text:span></text:p>
      <text:p text:style-name="P1"><text:span text:style-name="T1">import</text:span><text:span text:style-name="T2"> { </text:span><text:span text:style-name="T3">Observable</text:span><text:span text:style-name="T2"> } </text:span><text:span text:style-name="T1">from</text:span><text:span text:style-name="T2"> </text:span><text:span text:style-name="T4">'rxjs'</text:span><text:span text:style-name="T2">;</text:span></text:p>
      <text:p text:style-name="P2"/>
      <text:p text:style-name="P1"><text:span text:style-name="T2">@</text:span><text:span text:style-name="T5">Injectable</text:span><text:span text:style-name="T2">({</text:span></text:p>
      <text:p text:style-name="P1"><text:span text:style-name="T2"><text:s/></text:span><text:span text:style-name="T3">providedIn:</text:span><text:span text:style-name="T2"> </text:span><text:span text:style-name="T4">'root'</text:span></text:p>
      <text:p text:style-name="P2">})</text:p>
      <text:p text:style-name="P1"><text:span text:style-name="T1">export</text:span><text:span text:style-name="T2"> </text:span><text:span text:style-name="T6">class</text:span><text:span text:style-name="T2"> </text:span><text:span text:style-name="T5">DataService</text:span><text:span text:style-name="T2"> {</text:span></text:p>
      <text:p text:style-name="P2"/>
      <text:p text:style-name="P1"><text:span text:style-name="T2"><text:s/></text:span><text:span text:style-name="T6">constructor</text:span><text:span text:style-name="T2">(</text:span><text:span text:style-name="T6">private</text:span><text:span text:style-name="T2"> </text:span><text:span text:style-name="T3">http</text:span><text:span text:style-name="T7">:</text:span><text:span text:style-name="T2"> </text:span><text:span text:style-name="T5">HttpClient</text:span><text:span text:style-name="T2">) { }</text:span></text:p>
      <text:p text:style-name="P2"/>
      <text:p text:style-name="P1"><text:span text:style-name="T2"><text:s/></text:span><text:span text:style-name="T8">getHello</text:span><text:span text:style-name="T2">()</text:span><text:span text:style-name="T7">:</text:span><text:span text:style-name="T2"> </text:span><text:span text:style-name="T5">Observable</text:span><text:span text:style-name="T2">&lt;</text:span><text:span text:style-name="T5">any</text:span><text:span text:style-name="T2">&gt; {</text:span></text:p>
      <text:p text:style-name="P1"><text:span text:style-name="T2"><text:s text:c="3"/></text:span><text:span text:style-name="T1">return</text:span><text:span text:style-name="T2"> </text:span><text:span text:style-name="T6">this</text:span><text:span text:style-name="T2">.</text:span><text:span text:style-name="T3">http</text:span><text:span text:style-name="T2">.</text:span><text:span text:style-name="T8">get</text:span><text:span text:style-name="T2">(</text:span><text:span text:style-name="T4">'http://localhost:8000/'</text:span><text:span text:style-name="T2">);</text:span></text:p>
      <text:p text:style-name="P2"><text:s/>}</text:p>
      <text:p text:style-name="P2">}</text:p>
      <text:p text:style-name="P2"/>
      <text:p text:style-name="P2"/>
      <text:p text:style-name="Standard"/>
      <text:p text:style-name="Standard">É necessario mudar o codigo do app.config.ts para realizar as requisições:</text:p>
      <text:p text:style-name="Standard"/>
      <text:p text:style-name="P1"><text:span text:style-name="T1">import</text:span><text:span text:style-name="T2"> { </text:span><text:span text:style-name="T3">ApplicationConfig</text:span><text:span text:style-name="T2">, </text:span><text:span text:style-name="T3">importProvidersFrom</text:span><text:span text:style-name="T2"> } </text:span><text:span text:style-name="T1">from</text:span><text:span text:style-name="T2"> </text:span><text:span text:style-name="T4">'@angular/core'</text:span><text:span text:style-name="T2">;</text:span></text:p>
      <text:p text:style-name="P1"><text:span text:style-name="T1">import</text:span><text:span text:style-name="T2"> { </text:span><text:span text:style-name="T3">provideRouter</text:span><text:span text:style-name="T2"> } </text:span><text:span text:style-name="T1">from</text:span><text:span text:style-name="T2"> </text:span><text:span text:style-name="T4">'@angular/router'</text:span><text:span text:style-name="T2">;</text:span></text:p>
      <text:p text:style-name="P2"/>
      <text:p text:style-name="P1"><text:span text:style-name="T1">import</text:span><text:span text:style-name="T2"> { </text:span><text:span text:style-name="T3">routes</text:span><text:span text:style-name="T2"> } </text:span><text:span text:style-name="T1">from</text:span><text:span text:style-name="T2"> </text:span><text:span text:style-name="T4">'./app.routes'</text:span><text:span text:style-name="T2">;</text:span></text:p>
      <text:p text:style-name="P1"><text:span text:style-name="T1">import</text:span><text:span text:style-name="T2"> { </text:span><text:span text:style-name="T3">HttpClientModule</text:span><text:span text:style-name="T2"> } </text:span><text:span text:style-name="T1">from</text:span><text:span text:style-name="T2"> </text:span><text:span text:style-name="T4">'@angular/common/http'</text:span><text:span text:style-name="T2">;</text:span></text:p>
      <text:p text:style-name="P2"/>
      <text:p text:style-name="P1"><text:span text:style-name="T1">export</text:span><text:span text:style-name="T2"> </text:span><text:span text:style-name="T6">const</text:span><text:span text:style-name="T2"> </text:span><text:span text:style-name="T9">appConfig</text:span><text:span text:style-name="T7">:</text:span><text:span text:style-name="T2"> </text:span><text:span text:style-name="T5">ApplicationConfig</text:span><text:span text:style-name="T2"> </text:span><text:span text:style-name="T7">=</text:span><text:span text:style-name="T2"> {</text:span></text:p>
      <text:p text:style-name="P1"><text:span text:style-name="T2"><text:s/></text:span><text:span text:style-name="T3">providers:</text:span><text:span text:style-name="T2"> [</text:span><text:span text:style-name="T8">provideRouter</text:span><text:span text:style-name="T2">(</text:span><text:span text:style-name="T9">routes</text:span><text:span text:style-name="T2">),</text:span><text:span text:style-name="T8">importProvidersFrom</text:span><text:span text:style-name="T2">(</text:span><text:span text:style-name="T5">HttpClientModule</text:span><text:span text:style-name="T2">)]</text:span></text:p>
      <text:p text:style-name="P2">};</text:p>
      <text:p text:style-name="P2"/>
      <text:p text:style-name="P2"/>
      <text:p text:style-name="Standard"/>
      <text:p text:style-name="Standard">No app.component.ts foi feito um codigo de teste para que quando houver o acesso ao site realiza uma requição no back:</text:p>
      <text:p text:style-name="Standard"/>
      <text:p text:style-name="P1"><text:soft-page-break/><text:span text:style-name="T1">import</text:span><text:span text:style-name="T2"> { </text:span><text:span text:style-name="T3">Component</text:span><text:span text:style-name="T2"> } </text:span><text:span text:style-name="T1">from</text:span><text:span text:style-name="T2"> </text:span><text:span text:style-name="T4">'@angular/core'</text:span><text:span text:style-name="T2">;</text:span></text:p>
      <text:p text:style-name="P1"><text:span text:style-name="T1">import</text:span><text:span text:style-name="T2"> { </text:span><text:span text:style-name="T3">RouterOutlet</text:span><text:span text:style-name="T2"> } </text:span><text:span text:style-name="T1">from</text:span><text:span text:style-name="T2"> </text:span><text:span text:style-name="T4">'@angular/router'</text:span><text:span text:style-name="T2">;</text:span></text:p>
      <text:p text:style-name="P1"><text:span text:style-name="T1">import</text:span><text:span text:style-name="T2"> { </text:span><text:span text:style-name="T3">DataService</text:span><text:span text:style-name="T2"> } </text:span><text:span text:style-name="T1">from</text:span><text:span text:style-name="T2"> </text:span><text:span text:style-name="T4">'./data.service'</text:span><text:span text:style-name="T2">;</text:span></text:p>
      <text:p text:style-name="P2"/>
      <text:p text:style-name="P1"><text:span text:style-name="T2">@</text:span><text:span text:style-name="T5">Component</text:span><text:span text:style-name="T2">({</text:span></text:p>
      <text:p text:style-name="P1"><text:span text:style-name="T2"><text:s/></text:span><text:span text:style-name="T3">selector:</text:span><text:span text:style-name="T2"> </text:span><text:span text:style-name="T4">'app-root'</text:span><text:span text:style-name="T2">,</text:span></text:p>
      <text:p text:style-name="P1"><text:span text:style-name="T2"><text:s/></text:span><text:span text:style-name="T3">standalone:</text:span><text:span text:style-name="T2"> </text:span><text:span text:style-name="T6">true</text:span><text:span text:style-name="T2">,</text:span></text:p>
      <text:p text:style-name="P1"><text:span text:style-name="T2"><text:s/></text:span><text:span text:style-name="T3">imports:</text:span><text:span text:style-name="T2"> [</text:span><text:span text:style-name="T5">RouterOutlet</text:span><text:span text:style-name="T2">],</text:span></text:p>
      <text:p text:style-name="P1"><text:span text:style-name="T2"><text:s/></text:span><text:span text:style-name="T3">templateUrl:</text:span><text:span text:style-name="T2"> </text:span><text:span text:style-name="T4">'./app.component.html'</text:span><text:span text:style-name="T2">,</text:span></text:p>
      <text:p text:style-name="P1"><text:span text:style-name="T2"><text:s/></text:span><text:span text:style-name="T3">template:</text:span><text:span text:style-name="T2"> </text:span><text:span text:style-name="T4">`&lt;h1&gt;{{ title }}&lt;/h1&gt;`</text:span><text:span text:style-name="T2">,</text:span></text:p>
      <text:p text:style-name="P1"><text:span text:style-name="T2"><text:s/></text:span><text:span text:style-name="T3">styleUrl:</text:span><text:span text:style-name="T2"> </text:span><text:span text:style-name="T4">'./app.component.css'</text:span></text:p>
      <text:p text:style-name="P2">})</text:p>
      <text:p text:style-name="P1"><text:span text:style-name="T1">export</text:span><text:span text:style-name="T2"> </text:span><text:span text:style-name="T6">class</text:span><text:span text:style-name="T2"> </text:span><text:span text:style-name="T5">AppComponent</text:span><text:span text:style-name="T2"> {</text:span></text:p>
      <text:p text:style-name="P1"><text:span text:style-name="T2"><text:s/></text:span><text:span text:style-name="T3">title</text:span><text:span text:style-name="T2"> </text:span><text:span text:style-name="T7">=</text:span><text:span text:style-name="T2"> </text:span><text:span text:style-name="T4">'web'</text:span><text:span text:style-name="T2">;</text:span></text:p>
      <text:p text:style-name="P2"/>
      <text:p text:style-name="P1"><text:span text:style-name="T2"><text:s/></text:span><text:span text:style-name="T6">constructor</text:span><text:span text:style-name="T2">(</text:span><text:span text:style-name="T6">private</text:span><text:span text:style-name="T2"> </text:span><text:span text:style-name="T3">dataService</text:span><text:span text:style-name="T7">:</text:span><text:span text:style-name="T2"> </text:span><text:span text:style-name="T5">DataService</text:span><text:span text:style-name="T2">) {}</text:span></text:p>
      <text:p text:style-name="P2"/>
      <text:p text:style-name="P1"><text:span text:style-name="T2"><text:s/></text:span><text:span text:style-name="T8">ngOnInit</text:span><text:span text:style-name="T2">() {</text:span></text:p>
      <text:p text:style-name="P1"><text:span text:style-name="T2"><text:s text:c="3"/></text:span><text:span text:style-name="T6">this</text:span><text:span text:style-name="T2">.</text:span><text:span text:style-name="T3">dataService</text:span><text:span text:style-name="T2">.</text:span><text:span text:style-name="T8">getHello</text:span><text:span text:style-name="T2">().</text:span><text:span text:style-name="T8">subscribe</text:span><text:span text:style-name="T2">({</text:span></text:p>
      <text:p text:style-name="P1"><text:span text:style-name="T2"><text:s text:c="5"/></text:span><text:span text:style-name="T8">next</text:span><text:span text:style-name="T3">:</text:span><text:span text:style-name="T2"> (</text:span><text:span text:style-name="T3">data</text:span><text:span text:style-name="T2">) </text:span><text:span text:style-name="T6">=&gt;</text:span><text:span text:style-name="T2"> </text:span><text:span text:style-name="T6">this</text:span><text:span text:style-name="T2">.</text:span><text:span text:style-name="T3">title</text:span><text:span text:style-name="T2"> </text:span><text:span text:style-name="T7">=</text:span><text:span text:style-name="T2"> </text:span><text:span text:style-name="T3">data</text:span><text:span text:style-name="T2">.</text:span><text:span text:style-name="T3">Hello</text:span><text:span text:style-name="T2">,</text:span></text:p>
      <text:p text:style-name="P1"><text:span text:style-name="T2"><text:s text:c="5"/></text:span><text:span text:style-name="T8">error</text:span><text:span text:style-name="T3">:</text:span><text:span text:style-name="T2"> (</text:span><text:span text:style-name="T3">error</text:span><text:span text:style-name="T2">) </text:span><text:span text:style-name="T6">=&gt;</text:span><text:span text:style-name="T2"> </text:span><text:span text:style-name="T3">console</text:span><text:span text:style-name="T2">.</text:span><text:span text:style-name="T8">error</text:span><text:span text:style-name="T2">(</text:span><text:span text:style-name="T4">'There was an error!'</text:span><text:span text:style-name="T2">, </text:span><text:span text:style-name="T3">error</text:span><text:span text:style-name="T2">)</text:span></text:p>
      <text:p text:style-name="P2"><text:s text:c="3"/>});</text:p>
      <text:p text:style-name="P2"><text:s/>}</text:p>
      <text:p text:style-name="P2">}</text:p>
      <text:p text:style-name="P2"/>
      <text:p text:style-name="P2"/>
      <text:p text:style-name="Standard"/>
      <text:p text:style-name="Standard"/>
      <text:p text:style-name="Standard">E no main.py (codigo do back), foi feito esse codigo:</text:p>
      <text:p text:style-name="P1"><text:span text:style-name="T1">from</text:span><text:span text:style-name="T2"> </text:span><text:span text:style-name="T5">fastapi</text:span><text:span text:style-name="T2"> </text:span><text:span text:style-name="T1">import</text:span><text:span text:style-name="T2"> </text:span><text:span text:style-name="T5">FastAPI</text:span></text:p>
      <text:p text:style-name="P1"><text:span text:style-name="T1">from</text:span><text:span text:style-name="T2"> </text:span><text:span text:style-name="T5">fastapi</text:span><text:span text:style-name="T2">.</text:span><text:span text:style-name="T5">middleware</text:span><text:span text:style-name="T2">.</text:span><text:span text:style-name="T5">cors</text:span><text:span text:style-name="T2"> </text:span><text:span text:style-name="T1">import</text:span><text:span text:style-name="T2"> </text:span><text:span text:style-name="T5">CORSMiddleware</text:span></text:p>
      <text:p text:style-name="P1"><text:span text:style-name="T1">import</text:span><text:span text:style-name="T2"> </text:span><text:span text:style-name="T5">logging</text:span></text:p>
      <text:p text:style-name="P2"/>
      <text:p text:style-name="P2"/>
      <text:p text:style-name="P2"/>
      <text:p text:style-name="P1"><text:span text:style-name="T3">app</text:span><text:span text:style-name="T2"> </text:span><text:span text:style-name="T7">=</text:span><text:span text:style-name="T2"> </text:span><text:span text:style-name="T5">FastAPI</text:span><text:span text:style-name="T2">()</text:span></text:p>
      <text:p text:style-name="P2"/>
      <text:p text:style-name="P1"><text:span text:style-name="T3">app</text:span><text:span text:style-name="T2">.</text:span><text:span text:style-name="T8">add_middleware</text:span><text:span text:style-name="T2">(</text:span></text:p>
      <text:p text:style-name="P1"><text:span text:style-name="T2"><text:s text:c="3"/></text:span><text:span text:style-name="T5">CORSMiddleware</text:span><text:span text:style-name="T2">,</text:span></text:p>
      <text:p text:style-name="P1"><text:span text:style-name="T2"><text:s text:c="3"/></text:span><text:span text:style-name="T3">allow_origins</text:span><text:span text:style-name="T7">=</text:span><text:span text:style-name="T2">[</text:span><text:span text:style-name="T4">"*"</text:span><text:span text:style-name="T2">], <text:s/></text:span><text:span text:style-name="T10"># Permite todos os domínios em desenvolvimento</text:span></text:p>
      <text:p text:style-name="P1"><text:span text:style-name="T2"><text:s text:c="3"/></text:span><text:span text:style-name="T3">allow_credentials</text:span><text:span text:style-name="T7">=</text:span><text:span text:style-name="T6">True</text:span><text:span text:style-name="T2">,</text:span></text:p>
      <text:p text:style-name="P1"><text:span text:style-name="T2"><text:s text:c="3"/></text:span><text:span text:style-name="T3">allow_methods</text:span><text:span text:style-name="T7">=</text:span><text:span text:style-name="T2">[</text:span><text:span text:style-name="T4">"*"</text:span><text:span text:style-name="T2">], <text:s/></text:span><text:span text:style-name="T10"># Permite todos os métodos</text:span></text:p>
      <text:p text:style-name="P1"><text:span text:style-name="T2"><text:s text:c="3"/></text:span><text:span text:style-name="T3">allow_headers</text:span><text:span text:style-name="T7">=</text:span><text:span text:style-name="T2">[</text:span><text:span text:style-name="T4">"*"</text:span><text:span text:style-name="T2">], <text:s/></text:span><text:span text:style-name="T10"># Permite todos os headers</text:span></text:p>
      <text:p text:style-name="P2">)</text:p>
      <text:p text:style-name="P1"><text:soft-page-break/><text:span text:style-name="T5">logging</text:span><text:span text:style-name="T2">.</text:span><text:span text:style-name="T8">basicConfig</text:span><text:span text:style-name="T2">(</text:span><text:span text:style-name="T3">level</text:span><text:span text:style-name="T7">=</text:span><text:span text:style-name="T5">logging</text:span><text:span text:style-name="T2">.</text:span><text:span text:style-name="T3">INFO</text:span><text:span text:style-name="T2">)</text:span></text:p>
      <text:p text:style-name="P2"/>
      <text:p text:style-name="P1"><text:span text:style-name="T8">@</text:span><text:span text:style-name="T3">app</text:span><text:span text:style-name="T8">.get</text:span><text:span text:style-name="T2">(</text:span><text:span text:style-name="T4">"/"</text:span><text:span text:style-name="T2">)</text:span></text:p>
      <text:p text:style-name="P1"><text:span text:style-name="T6">def</text:span><text:span text:style-name="T2"> </text:span><text:span text:style-name="T8">read_root</text:span><text:span text:style-name="T2">():</text:span></text:p>
      <text:p text:style-name="P1"><text:span text:style-name="T2"><text:s text:c="3"/></text:span><text:span text:style-name="T1">return</text:span><text:span text:style-name="T2"> {</text:span><text:span text:style-name="T4">"Hello"</text:span><text:span text:style-name="T2">: </text:span><text:span text:style-name="T4">"World"</text:span><text:span text:style-name="T2">}</text:span></text:p>
      <text:p text:style-name="P2"/>
      <text:p text:style-name="P2"/>
      <text:p text:style-name="Standard"/>
      <text:p text:style-name="Standard"/>
      <text:list xml:id="list1981314628" text:style-name="L2">
        <text:list-item>
          <text:p text:style-name="P5">Criação das rotas </text:p>
        </text:list-item>
      </text:list>
      <text:p text:style-name="P6"/>
      <text:p text:style-name="P7">Até o momento, foi criado apenas a rota principal porém seguindo os passos abaixo, podemos ver como é feita a criação de outras rotas além da principal.</text:p>
      <text:p text:style-name="P7"/>
      <text:p text:style-name="P7">→ No terminal dentro do seu projeto front-end siga os passos abaixo:</text:p>
      <text:p text:style-name="P7"/>
      <text:p text:style-name="P7">1)Crie os components (rotas que serão desenvolvidas)</text:p>
      <text:p text:style-name="P7"/>
      <text:p text:style-name="P7"><text:tab/>ng generate component (nome da rota 1)</text:p>
      <text:p text:style-name="P7"><text:tab/>ng generate component (nome da rota 2)</text:p>
      <text:p text:style-name="P7"/>
      <text:p text:style-name="P7">2)Dentro do documento html dos components, edite conforme seu interesse. Segue abaixo o modelo que utilizamos:</text:p>
      <text:p text:style-name="P7"/>
      <text:p text:style-name="P7">(rota 1)</text:p>
      <text:p text:style-name="P9">&lt;<text:span text:style-name="T11">h3</text:span>&gt;CRISIS CENTER&lt;/<text:span text:style-name="T11">h3</text:span>&gt;</text:p>
      <text:p text:style-name="P8">&lt;<text:span text:style-name="T11">p</text:span>&gt;Get your crisis here&lt;/<text:span text:style-name="T11">p</text:span>&gt;</text:p>
      <text:p text:style-name="P7"/>
      <text:p text:style-name="P7">(rota2)</text:p>
      <text:p text:style-name="P9">&lt;<text:span text:style-name="T11">h3</text:span>&gt;HEROES&lt;/<text:span text:style-name="T11">h3</text:span>&gt;</text:p>
      <text:p text:style-name="P8">&lt;<text:span text:style-name="T11">p</text:span>&gt;Get your heroes here&lt;/<text:span text:style-name="T11">p</text:span>&gt;</text:p>
      <text:p text:style-name="P7"/>
      <text:p text:style-name="P7">3)No template principal do projeto (app.component.html), utilize o seguinte esquema para navegação das rotas:</text:p>
      <text:p text:style-name="P7"/>
      <text:p text:style-name="P9">&lt;<text:span text:style-name="T11">h1</text:span>&gt;Angular Router Sample&lt;/<text:span text:style-name="T11">h1</text:span>&gt;</text:p>
      <text:p text:style-name="P8">&lt;<text:span text:style-name="T11">router-outlet</text:span>&gt;&lt;/<text:span text:style-name="T11">router-outlet</text:span>&gt;</text:p>
      <text:p text:style-name="P8">&lt;<text:span text:style-name="T11">nav</text:span>&gt;</text:p>
      <text:p text:style-name="P8">&lt;<text:span text:style-name="T11">a</text:span> <text:span text:style-name="T12">class</text:span><text:span text:style-name="T11">=</text:span><text:span text:style-name="T13">"</text:span><text:span text:style-name="T14">button</text:span><text:span text:style-name="T13">"</text:span> <text:span text:style-name="T12">routerLink</text:span><text:span text:style-name="T11">=</text:span><text:span text:style-name="T13">""</text:span>&gt;Principal&lt;/<text:span text:style-name="T11">a</text:span>&gt;</text:p>
      <text:p text:style-name="P8">&lt;<text:span text:style-name="T11">br</text:span>&gt;&lt;<text:span text:style-name="T11">br</text:span>&gt;</text:p>
      <text:p text:style-name="P8">&lt;<text:span text:style-name="T11">a</text:span> <text:span text:style-name="T12">class</text:span><text:span text:style-name="T11">=</text:span><text:span text:style-name="T13">"</text:span><text:span text:style-name="T14">button</text:span><text:span text:style-name="T13">"</text:span> <text:span text:style-name="T12">routerLink</text:span><text:span text:style-name="T11">=</text:span><text:span text:style-name="T13">"</text:span><text:span text:style-name="T14">/crisis-list</text:span><text:span text:style-name="T13">"</text:span>&gt;Crisis Center&lt;/<text:span text:style-name="T11">a</text:span>&gt; |</text:p>
      <text:p text:style-name="P8">&lt;<text:span text:style-name="T11">a</text:span> <text:span text:style-name="T12">class</text:span><text:span text:style-name="T11">=</text:span><text:span text:style-name="T13">"</text:span><text:span text:style-name="T14">button</text:span><text:span text:style-name="T13">"</text:span> <text:span text:style-name="T12">routerLink</text:span><text:span text:style-name="T11">=</text:span><text:span text:style-name="T13">"</text:span><text:span text:style-name="T14">/heroes-list</text:span><text:span text:style-name="T13">"</text:span>&gt;Heroes&lt;/<text:span text:style-name="T11">a</text:span>&gt;</text:p>
      <text:p text:style-name="P8">&lt;/<text:span text:style-name="T11">nav</text:span>&gt;</text:p>
      <text:p text:style-name="P7"/>
      <text:p text:style-name="P7"/>
      <text:p text:style-name="P7"/>
      <text:p text:style-name="P7"/>
      <text:p text:style-name="P7"><text:soft-page-break/>4)Referenciando as rotas no projeto em app.routes.ts</text:p>
      <text:p text:style-name="P7"/>
      <text:p text:style-name="P9"><text:span text:style-name="T11">import</text:span> { Routes } <text:span text:style-name="T11">from</text:span> <text:span text:style-name="T13">'</text:span><text:span text:style-name="T14">@angular/router</text:span><text:span text:style-name="T13">'</text:span>;</text:p>
      <text:p text:style-name="P8"><text:span text:style-name="T11">import</text:span> {CrisisListComponent} <text:span text:style-name="T11">from</text:span> <text:span text:style-name="T13">'</text:span><text:span text:style-name="T14">./crisis-list/crisis-list.component</text:span><text:span text:style-name="T13">'</text:span>;</text:p>
      <text:p text:style-name="P8"><text:span text:style-name="T11">import</text:span> {HeroesListComponent} <text:span text:style-name="T11">from</text:span> <text:span text:style-name="T13">'</text:span><text:span text:style-name="T14">./heroes-list/heroes-list.component</text:span><text:span text:style-name="T13">'</text:span>;</text:p>
      <text:p text:style-name="P10"/>
      <text:p text:style-name="P8"><text:span text:style-name="T11">export</text:span> <text:span text:style-name="T11">const</text:span> <text:span text:style-name="T15">routes</text:span><text:span text:style-name="T11">:</text:span> <text:span text:style-name="T17">Routes</text:span> <text:span text:style-name="T11">=</text:span> [{path<text:span text:style-name="T11">:</text:span> <text:span text:style-name="T13">'</text:span><text:span text:style-name="T14">crisis-list</text:span><text:span text:style-name="T13">'</text:span>, <text:span text:style-name="T16">component</text:span><text:span text:style-name="T11">:</text:span> <text:span text:style-name="T16">CrisisListComponent</text:span>},</text:p>
      <text:p text:style-name="P8">{path<text:span text:style-name="T11">:</text:span> <text:span text:style-name="T13">'</text:span><text:span text:style-name="T14">heroes-list</text:span><text:span text:style-name="T13">'</text:span>, <text:span text:style-name="T16">component</text:span><text:span text:style-name="T11">:</text:span> <text:span text:style-name="T16">HeroesListComponent</text:span>}];</text:p>
      <text:p text:style-name="P8"/>
      <text:p text:style-name="P7">5)Referencie elas no app.component.ts também</text:p>
      <text:p text:style-name="P7"/>
      <text:p text:style-name="P9"><text:span text:style-name="T11">import</text:span> { Component } <text:span text:style-name="T11">from</text:span> <text:span text:style-name="T13">'</text:span><text:span text:style-name="T14">@angular/core</text:span><text:span text:style-name="T13">'</text:span>;</text:p>
      <text:p text:style-name="P8"><text:span text:style-name="T11">import</text:span> { HttpClientModule } <text:span text:style-name="T11">from</text:span> <text:span text:style-name="T13">'</text:span><text:span text:style-name="T14">@angular/common/http</text:span><text:span text:style-name="T13">'</text:span>;</text:p>
      <text:p text:style-name="P8"><text:span text:style-name="T11">import</text:span> { RouterLink, RouterLinkActive, RouterOutlet } <text:span text:style-name="T11">from</text:span> <text:span text:style-name="T13">'</text:span><text:span text:style-name="T14">@angular/router</text:span><text:span text:style-name="T13">'</text:span>;</text:p>
      <text:p text:style-name="P8"><text:span text:style-name="T11">import</text:span> {CrisisListComponent} <text:span text:style-name="T11">from</text:span> <text:span text:style-name="T13">'</text:span><text:span text:style-name="T14">./crisis-list/crisis-list.component</text:span><text:span text:style-name="T13">'</text:span>;</text:p>
      <text:p text:style-name="P8"><text:span text:style-name="T11">import</text:span> {HeroesListComponent} <text:span text:style-name="T11">from</text:span> <text:span text:style-name="T13">'</text:span><text:span text:style-name="T14">./heroes-list/heroes-list.component</text:span><text:span text:style-name="T13">'</text:span>;</text:p>
      <text:p text:style-name="P8"><text:span text:style-name="T11">import</text:span> { BrowserModule } <text:span text:style-name="T11">from</text:span> <text:span text:style-name="T13">'</text:span><text:span text:style-name="T14">@angular/platform-browser</text:span><text:span text:style-name="T13">'</text:span>;</text:p>
      <text:p text:style-name="P10"/>
      <text:p text:style-name="P8">@<text:span text:style-name="T16">Component</text:span>({</text:p>
      <text:p text:style-name="P8">selector<text:span text:style-name="T11">:</text:span> <text:span text:style-name="T13">'</text:span><text:span text:style-name="T14">app-root</text:span><text:span text:style-name="T13">'</text:span>,</text:p>
      <text:p text:style-name="P8">standalone<text:span text:style-name="T11">:</text:span> <text:span text:style-name="T15">true</text:span>,</text:p>
      <text:p text:style-name="P8">imports<text:span text:style-name="T11">:</text:span> [<text:span text:style-name="T16">RouterOutlet</text:span>, <text:span text:style-name="T16">RouterLink</text:span>, <text:span text:style-name="T16">RouterLinkActive</text:span>, <text:span text:style-name="T16">CrisisListComponent</text:span>, <text:span text:style-name="T16">HeroesListComponent</text:span>, <text:span text:style-name="T16">BrowserModule</text:span>, <text:span text:style-name="T16">HttpClientModule</text:span>],</text:p>
      <text:p text:style-name="P8">templateUrl<text:span text:style-name="T11">:</text:span> <text:span text:style-name="T13">'</text:span><text:span text:style-name="T14">./app.component.html</text:span><text:span text:style-name="T13">'</text:span>,</text:p>
      <text:p text:style-name="P8">styleUrl<text:span text:style-name="T11">:</text:span> <text:span text:style-name="T13">'</text:span><text:span text:style-name="T14">./app.component.css</text:span><text:span text:style-name="T13">'</text:span></text:p>
      <text:p text:style-name="P8">})</text:p>
      <text:p text:style-name="P8"><text:span text:style-name="T11">export</text:span> <text:span text:style-name="T11">class</text:span> <text:span text:style-name="T16">AppComponent</text:span> {</text:p>
      <text:p text:style-name="P8">title <text:span text:style-name="T11">=</text:span> <text:span text:style-name="T13">'</text:span><text:span text:style-name="T14">angular-router-sample</text:span><text:span text:style-name="T13">'</text:span>;</text:p>
      <text:p text:style-name="P8">}</text:p>
      <text:p text:style-name="P8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02T11:51:32.737568173</dc:date>
    <meta:editing-duration>PT2M47S</meta:editing-duration>
    <meta:editing-cycles>1</meta:editing-cycles>
    <meta:document-statistic meta:table-count="0" meta:image-count="0" meta:object-count="0" meta:page-count="4" meta:paragraph-count="107" meta:word-count="490" meta:character-count="4203" meta:non-whitespace-character-count="3763"/>
  </office:meta>
</office:document-meta>
</file>